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OutputDocument.DefaultOutputDocument( final URI requestURI , final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OutputDocument.getContent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OutputDocument.getLocalDocumentLink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